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5" table:number-columns-repeated="2" table:default-cell-style-name="ce5"/>
        <table:table-column table:style-name="co5" table:default-cell-style-name="ce1"/>
        <table:table-column table:style-name="co5" table:number-columns-repeated="1009" table:default-cell-style-name="ce5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6 Car </text:p>
          </table:table-cell>
          <table:table-cell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K$2:.K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" table:formula="of:=SUM([.O$2:.O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SUM([.V$2:.V2]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1" table:formula="of:=SUM([.O$2:.O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])" office:value-type="float" office:value="9" calcext:value-type="float">
            <text:p>9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3]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" table:formula="of:=SUM([.O$2:.O4])" office:value-type="float" office:value="11" calcext:value-type="float">
            <text:p>11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4])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5])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5])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5])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5])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5]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5]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6])"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6])"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6])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6])" office:value-type="float" office:value="13" calcext:value-type="float">
            <text:p>1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6])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6])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7])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7])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7])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7])" office:value-type="float" office:value="14" calcext:value-type="float">
            <text:p>14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7])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8])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8])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8])"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table:formula="of:=SUM([.O$2:.O8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8]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8]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9])" office:value-type="float" office:value="34" calcext:value-type="float">
            <text:p>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9]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9])" office:value-type="float" office:value="17" calcext:value-type="float">
            <text:p>17</text:p>
          </table:table-cell>
          <table:table-cell table:number-columns-repeated="3"/>
          <table:table-cell table:style-name="ce1" table:formula="of:=SUM([.O$2:.O9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9])" office:value-type="float" office:value="33" calcext:value-type="float">
            <text:p>33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9])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0])"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0])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0])" office:value-type="float" office:value="18" calcext:value-type="float">
            <text:p>18</text:p>
          </table:table-cell>
          <table:table-cell table:number-columns-repeated="3"/>
          <table:table-cell table:style-name="ce1" table:formula="of:=SUM([.O$2:.O10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0])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1])" office:value-type="float" office:value="38" calcext:value-type="float">
            <text:p>3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11])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1])" office:value-type="float" office:value="19" calcext:value-type="float">
            <text:p>19</text:p>
          </table:table-cell>
          <table:table-cell table:number-columns-repeated="3"/>
          <table:table-cell table:style-name="ce1" table:formula="of:=SUM([.O$2:.O11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1])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1])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2])" office:value-type="float" office:value="46" calcext:value-type="float">
            <text:p>4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12])"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2])" office:value-type="float" office:value="20" calcext:value-type="float">
            <text:p>20</text:p>
          </table:table-cell>
          <table:table-cell table:number-columns-repeated="3"/>
          <table:table-cell table:style-name="ce1" table:formula="of:=SUM([.O$2:.O12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2])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12])"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3])" office:value-type="float" office:value="48" calcext:value-type="float">
            <text:p>4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13])"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3])" office:value-type="float" office:value="21" calcext:value-type="float">
            <text:p>21</text:p>
          </table:table-cell>
          <table:table-cell table:number-columns-repeated="3"/>
          <table:table-cell table:style-name="ce1" table:formula="of:=SUM([.O$2:.O13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3])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4])"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4])"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4])" office:value-type="float" office:value="22" calcext:value-type="float">
            <text:p>22</text:p>
          </table:table-cell>
          <table:table-cell table:number-columns-repeated="3"/>
          <table:table-cell table:style-name="ce1" table:formula="of:=SUM([.O$2:.O14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4])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4])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5])" office:value-type="float" office:value="58" calcext:value-type="float">
            <text:p>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15])"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5])" office:value-type="float" office:value="23" calcext:value-type="float">
            <text:p>23</text:p>
          </table:table-cell>
          <table:table-cell table:number-columns-repeated="3"/>
          <table:table-cell table:style-name="ce1" table:formula="of:=SUM([.O$2:.O15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5])" office:value-type="float" office:value="57" calcext:value-type="float">
            <text:p>57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15])" office:value-type="float" office:value="33" calcext:value-type="float">
            <text:p>33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6])"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6])"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6])" office:value-type="float" office:value="24" calcext:value-type="float">
            <text:p>24</text:p>
          </table:table-cell>
          <table:table-cell table:number-columns-repeated="3"/>
          <table:table-cell table:style-name="ce1" table:formula="of:=SUM([.O$2:.O16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6])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7])"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7])" office:value-type="float" office:value="43" calcext:value-type="float">
            <text:p>43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17])" office:value-type="float" office:value="26" calcext:value-type="float">
            <text:p>26</text:p>
          </table:table-cell>
          <table:table-cell table:number-columns-repeated="3"/>
          <table:table-cell table:style-name="ce1" table:formula="of:=SUM([.O$2:.O17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7])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7])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8])" office:value-type="float" office:value="70" calcext:value-type="float">
            <text:p>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18])" office:value-type="float" office:value="47" calcext:value-type="float">
            <text:p>4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18])" office:value-type="float" office:value="34" calcext:value-type="float">
            <text:p>34</text:p>
          </table:table-cell>
          <table:table-cell table:number-columns-repeated="3"/>
          <table:table-cell table:style-name="ce1" table:formula="of:=SUM([.O$2:.O18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8])"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18])" office:value-type="float" office:value="37" calcext:value-type="float">
            <text:p>3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9])"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9])" office:value-type="float" office:value="48" calcext:value-type="float">
            <text:p>4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19])" office:value-type="float" office:value="36" calcext:value-type="float">
            <text:p>36</text:p>
          </table:table-cell>
          <table:table-cell table:number-columns-repeated="3"/>
          <table:table-cell table:style-name="ce1" table:formula="of:=SUM([.O$2:.O19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9])"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0])" office:value-type="float" office:value="74" calcext:value-type="float">
            <text:p>7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0])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0])" office:value-type="float" office:value="38" calcext:value-type="float">
            <text:p>38</text:p>
          </table:table-cell>
          <table:table-cell table:number-columns-repeated="3"/>
          <table:table-cell table:style-name="ce1" table:formula="of:=SUM([.O$2:.O20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0])"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0])" office:value-type="float" office:value="39" calcext:value-type="float">
            <text:p>39</text:p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1])"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21])" office:value-type="float" office:value="58" calcext:value-type="float">
            <text:p>5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1])" office:value-type="float" office:value="46" calcext:value-type="float">
            <text:p>46</text:p>
          </table:table-cell>
          <table:table-cell table:number-columns-repeated="3"/>
          <table:table-cell table:style-name="ce1" table:formula="of:=SUM([.O$2:.O21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1])" office:value-type="float" office:value="81" calcext:value-type="float">
            <text:p>8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21])"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2])" office:value-type="float" office:value="84" calcext:value-type="float">
            <text:p>8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22])" office:value-type="float" office:value="60" calcext:value-type="float">
            <text:p>6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2])" office:value-type="float" office:value="48" calcext:value-type="float">
            <text:p>48</text:p>
          </table:table-cell>
          <table:table-cell table:number-columns-repeated="3"/>
          <table:table-cell table:style-name="ce1" table:formula="of:=SUM([.O$2:.O22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2])"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3])"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3])" office:value-type="float" office:value="61" calcext:value-type="float">
            <text:p>6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3])" office:value-type="float" office:value="50" calcext:value-type="float">
            <text:p>50</text:p>
          </table:table-cell>
          <table:table-cell table:number-columns-repeated="3"/>
          <table:table-cell table:style-name="ce1" table:formula="of:=SUM([.O$2:.O23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3])"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3])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4])" office:value-type="float" office:value="94" calcext:value-type="float">
            <text:p>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24])" office:value-type="float" office:value="65" calcext:value-type="float">
            <text:p>6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4])" office:value-type="float" office:value="58" calcext:value-type="float">
            <text:p>58</text:p>
          </table:table-cell>
          <table:table-cell table:number-columns-repeated="3"/>
          <table:table-cell table:style-name="ce1" table:formula="of:=SUM([.O$2:.O24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4])"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24])"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5])"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5])" office:value-type="float" office:value="66" calcext:value-type="float">
            <text:p>6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5])" office:value-type="float" office:value="60" calcext:value-type="float">
            <text:p>60</text:p>
          </table:table-cell>
          <table:table-cell table:number-columns-repeated="3"/>
          <table:table-cell table:style-name="ce1" table:formula="of:=SUM([.O$2:.O25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5])"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6])"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6])" office:value-type="float" office:value="67" calcext:value-type="float">
            <text:p>67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6])" office:value-type="float" office:value="62" calcext:value-type="float">
            <text:p>62</text:p>
          </table:table-cell>
          <table:table-cell table:number-columns-repeated="3"/>
          <table:table-cell table:style-name="ce1" table:formula="of:=SUM([.O$2:.O26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6])"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6])" office:value-type="float" office:value="51" calcext:value-type="float">
            <text:p>51</text:p>
          </table:table-cell>
          <table:table-cell table:number-columns-repeated="100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7])" office:value-type="float" office:value="106" calcext:value-type="float">
            <text:p>1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27])" office:value-type="float" office:value="71" calcext:value-type="float">
            <text:p>71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7])" office:value-type="float" office:value="70" calcext:value-type="float">
            <text:p>70</text:p>
          </table:table-cell>
          <table:table-cell table:number-columns-repeated="3"/>
          <table:table-cell table:style-name="ce1" table:formula="of:=SUM([.O$2:.O27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7])" office:value-type="float" office:value="105" calcext:value-type="float">
            <text:p>10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27])" office:value-type="float" office:value="57" calcext:value-type="float">
            <text:p>57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8])"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8])" office:value-type="float" office:value="72" calcext:value-type="float">
            <text:p>7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8])" office:value-type="float" office:value="72" calcext:value-type="float">
            <text:p>72</text:p>
          </table:table-cell>
          <table:table-cell table:number-columns-repeated="3"/>
          <table:table-cell table:style-name="ce1" table:formula="of:=SUM([.O$2:.O28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8])" office:value-type="float" office:value="108" calcext:value-type="float">
            <text:p>10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SUM([.V$2:.V28])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9])" office:value-type="float" office:value="110" calcext:value-type="float">
            <text:p>11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9])" office:value-type="float" office:value="74" calcext:value-type="float">
            <text:p>7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9])" office:value-type="float" office:value="74" calcext:value-type="float">
            <text:p>74</text:p>
          </table:table-cell>
          <table:table-cell table:number-columns-repeated="3"/>
          <table:table-cell table:style-name="ce1" table:formula="of:=SUM([.O$2:.O29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9])" office:value-type="float" office:value="111" calcext:value-type="float">
            <text:p>11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29])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0])" office:value-type="float" office:value="118" calcext:value-type="float">
            <text:p>11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0])"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0])" office:value-type="float" office:value="82" calcext:value-type="float">
            <text:p>82</text:p>
          </table:table-cell>
          <table:table-cell table:number-columns-repeated="3"/>
          <table:table-cell table:style-name="ce1" table:formula="of:=SUM([.O$2:.O30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0])" office:value-type="float" office:value="117" calcext:value-type="float">
            <text:p>11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0])"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1])" office:value-type="float" office:value="120" calcext:value-type="float">
            <text:p>1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31])" office:value-type="float" office:value="84" calcext:value-type="float">
            <text:p>8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1])" office:value-type="float" office:value="84" calcext:value-type="float">
            <text:p>84</text:p>
          </table:table-cell>
          <table:table-cell table:number-columns-repeated="3"/>
          <table:table-cell table:style-name="ce1" table:formula="of:=SUM([.O$2:.O31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1])" office:value-type="float" office:value="120" calcext:value-type="float">
            <text:p>12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1])"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2])"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2])" office:value-type="float" office:value="85" calcext:value-type="float">
            <text:p>85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2])" office:value-type="float" office:value="86" calcext:value-type="float">
            <text:p>86</text:p>
          </table:table-cell>
          <table:table-cell table:number-columns-repeated="3"/>
          <table:table-cell table:style-name="ce1" table:formula="of:=SUM([.O$2:.O32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2])" office:value-type="float" office:value="123" calcext:value-type="float">
            <text:p>12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2])"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1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3])" office:value-type="float" office:value="130" calcext:value-type="float">
            <text:p>1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33])" office:value-type="float" office:value="89" calcext:value-type="float">
            <text:p>89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3])" office:value-type="float" office:value="94" calcext:value-type="float">
            <text:p>94</text:p>
          </table:table-cell>
          <table:table-cell table:number-columns-repeated="3"/>
          <table:table-cell table:style-name="ce1" table:formula="of:=SUM([.O$2:.O33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3])" office:value-type="float" office:value="129" calcext:value-type="float">
            <text:p>12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3])"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1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4])"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4])" office:value-type="float" office:value="90" calcext:value-type="float">
            <text:p>9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4])" office:value-type="float" office:value="96" calcext:value-type="float">
            <text:p>96</text:p>
          </table:table-cell>
          <table:table-cell table:number-columns-repeated="3"/>
          <table:table-cell table:style-name="ce1" table:formula="of:=SUM([.O$2:.O34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4])" office:value-type="float" office:value="132" calcext:value-type="float">
            <text:p>13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4])" office:value-type="float" office:value="84" calcext:value-type="float">
            <text:p>84</text:p>
          </table:table-cell>
          <table:table-cell table:number-columns-repeated="100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5])"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5])" office:value-type="float" office:value="91" calcext:value-type="float">
            <text:p>9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5])" office:value-type="float" office:value="98" calcext:value-type="float">
            <text:p>98</text:p>
          </table:table-cell>
          <table:table-cell table:number-columns-repeated="3"/>
          <table:table-cell table:style-name="ce1" table:formula="of:=SUM([.O$2:.O35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5])" office:value-type="float" office:value="135" calcext:value-type="float">
            <text:p>13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5])" office:value-type="float" office:value="87" calcext:value-type="float">
            <text:p>87</text:p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1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6])" office:value-type="float" office:value="142" calcext:value-type="float">
            <text:p>1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36])" office:value-type="float" office:value="95" calcext:value-type="float">
            <text:p>9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6])" office:value-type="float" office:value="106" calcext:value-type="float">
            <text:p>106</text:p>
          </table:table-cell>
          <table:table-cell table:number-columns-repeated="3"/>
          <table:table-cell table:style-name="ce1" table:formula="of:=SUM([.O$2:.O36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6])" office:value-type="float" office:value="141" calcext:value-type="float">
            <text:p>14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6])" office:value-type="float" office:value="93" calcext:value-type="float">
            <text:p>93</text:p>
          </table:table-cell>
          <table:table-cell table:number-columns-repeated="100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1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7])"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7])" office:value-type="float" office:value="96" calcext:value-type="float">
            <text:p>9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7])" office:value-type="float" office:value="108" calcext:value-type="float">
            <text:p>108</text:p>
          </table:table-cell>
          <table:table-cell table:number-columns-repeated="3"/>
          <table:table-cell table:style-name="ce1" table:formula="of:=SUM([.O$2:.O37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7])" office:value-type="float" office:value="144" calcext:value-type="float">
            <text:p>14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7])" office:value-type="float" office:value="96" calcext:value-type="float">
            <text:p>96</text:p>
          </table:table-cell>
          <table:table-cell table:number-columns-repeated="100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8])" office:value-type="float" office:value="146" calcext:value-type="float">
            <text:p>14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38])" office:value-type="float" office:value="98" calcext:value-type="float">
            <text:p>9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8])" office:value-type="float" office:value="110" calcext:value-type="float">
            <text:p>110</text:p>
          </table:table-cell>
          <table:table-cell table:number-columns-repeated="3"/>
          <table:table-cell table:style-name="ce1" table:formula="of:=SUM([.O$2:.O38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8])" office:value-type="float" office:value="147" calcext:value-type="float">
            <text:p>14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8])" office:value-type="float" office:value="99" calcext:value-type="float">
            <text:p>99</text:p>
          </table:table-cell>
          <table:table-cell table:number-columns-repeated="100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1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9])" office:value-type="float" office:value="154" calcext:value-type="float">
            <text:p>154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9])" office:value-type="float" office:value="106" calcext:value-type="float">
            <text:p>10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9])" office:value-type="float" office:value="118" calcext:value-type="float">
            <text:p>118</text:p>
          </table:table-cell>
          <table:table-cell table:number-columns-repeated="3"/>
          <table:table-cell table:style-name="ce1" table:formula="of:=SUM([.O$2:.O39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9])" office:value-type="float" office:value="153" calcext:value-type="float">
            <text:p>15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9])"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1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0])" office:value-type="float" office:value="156" calcext:value-type="float">
            <text:p>15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0])" office:value-type="float" office:value="108" calcext:value-type="float">
            <text:p>10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0])" office:value-type="float" office:value="120" calcext:value-type="float">
            <text:p>120</text:p>
          </table:table-cell>
          <table:table-cell table:number-columns-repeated="3"/>
          <table:table-cell table:style-name="ce1" table:formula="of:=SUM([.O$2:.O40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0])" office:value-type="float" office:value="156" calcext:value-type="float">
            <text:p>156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0])" office:value-type="float" office:value="108" calcext:value-type="float">
            <text:p>108</text:p>
          </table:table-cell>
          <table:table-cell table:number-columns-repeated="100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1])" office:value-type="float" office:value="158" calcext:value-type="float">
            <text:p>15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1])" office:value-type="float" office:value="110" calcext:value-type="float">
            <text:p>11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1])" office:value-type="float" office:value="122" calcext:value-type="float">
            <text:p>122</text:p>
          </table:table-cell>
          <table:table-cell table:number-columns-repeated="3"/>
          <table:table-cell table:style-name="ce1" table:formula="of:=SUM([.O$2:.O41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1])" office:value-type="float" office:value="159" calcext:value-type="float">
            <text:p>15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1])" office:value-type="float" office:value="111" calcext:value-type="float">
            <text:p>111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1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2])" office:value-type="float" office:value="166" calcext:value-type="float">
            <text:p>16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2])" office:value-type="float" office:value="118" calcext:value-type="float">
            <text:p>11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2])" office:value-type="float" office:value="130" calcext:value-type="float">
            <text:p>130</text:p>
          </table:table-cell>
          <table:table-cell table:number-columns-repeated="3"/>
          <table:table-cell table:style-name="ce1" table:formula="of:=SUM([.O$2:.O42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2])" office:value-type="float" office:value="165" calcext:value-type="float">
            <text:p>16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2])" office:value-type="float" office:value="117" calcext:value-type="float">
            <text:p>117</text:p>
          </table:table-cell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1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3])" office:value-type="float" office:value="168" calcext:value-type="float">
            <text:p>16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3])" office:value-type="float" office:value="120" calcext:value-type="float">
            <text:p>1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3])" office:value-type="float" office:value="132" calcext:value-type="float">
            <text:p>132</text:p>
          </table:table-cell>
          <table:table-cell table:number-columns-repeated="3"/>
          <table:table-cell table:style-name="ce1" table:formula="of:=SUM([.O$2:.O43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3])" office:value-type="float" office:value="168" calcext:value-type="float">
            <text:p>168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3])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4])" office:value-type="float" office:value="170" calcext:value-type="float">
            <text:p>17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4])" office:value-type="float" office:value="122" calcext:value-type="float">
            <text:p>12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4])" office:value-type="float" office:value="134" calcext:value-type="float">
            <text:p>134</text:p>
          </table:table-cell>
          <table:table-cell table:number-columns-repeated="3"/>
          <table:table-cell table:style-name="ce1" table:formula="of:=SUM([.O$2:.O44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4])" office:value-type="float" office:value="171" calcext:value-type="float">
            <text:p>17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4])" office:value-type="float" office:value="123" calcext:value-type="float">
            <text:p>123</text:p>
          </table:table-cell>
          <table:table-cell table:number-columns-repeated="100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1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5])" office:value-type="float" office:value="178" calcext:value-type="float">
            <text:p>17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5])" office:value-type="float" office:value="130" calcext:value-type="float">
            <text:p>13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5])" office:value-type="float" office:value="142" calcext:value-type="float">
            <text:p>142</text:p>
          </table:table-cell>
          <table:table-cell table:number-columns-repeated="3"/>
          <table:table-cell table:style-name="ce1" table:formula="of:=SUM([.O$2:.O45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5])" office:value-type="float" office:value="177" calcext:value-type="float">
            <text:p>17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5])" office:value-type="float" office:value="129" calcext:value-type="float">
            <text:p>129</text:p>
          </table:table-cell>
          <table:table-cell table:number-columns-repeated="100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1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6])" office:value-type="float" office:value="180" calcext:value-type="float">
            <text:p>18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6])" office:value-type="float" office:value="132" calcext:value-type="float">
            <text:p>13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6])" office:value-type="float" office:value="144" calcext:value-type="float">
            <text:p>144</text:p>
          </table:table-cell>
          <table:table-cell table:number-columns-repeated="3"/>
          <table:table-cell table:style-name="ce1" table:formula="of:=SUM([.O$2:.O46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6])" office:value-type="float" office:value="180" calcext:value-type="float">
            <text:p>18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6])" office:value-type="float" office:value="132" calcext:value-type="float">
            <text:p>132</text:p>
          </table:table-cell>
          <table:table-cell table:number-columns-repeated="100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7])" office:value-type="float" office:value="182" calcext:value-type="float">
            <text:p>18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7])" office:value-type="float" office:value="134" calcext:value-type="float">
            <text:p>13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7])" office:value-type="float" office:value="146" calcext:value-type="float">
            <text:p>146</text:p>
          </table:table-cell>
          <table:table-cell table:number-columns-repeated="3"/>
          <table:table-cell table:style-name="ce1" table:formula="of:=SUM([.O$2:.O47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7])" office:value-type="float" office:value="183" calcext:value-type="float">
            <text:p>18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7])" office:value-type="float" office:value="135" calcext:value-type="float">
            <text:p>135</text:p>
          </table:table-cell>
          <table:table-cell table:number-columns-repeated="100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1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8])" office:value-type="float" office:value="190" calcext:value-type="float">
            <text:p>19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8])" office:value-type="float" office:value="142" calcext:value-type="float">
            <text:p>14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8])" office:value-type="float" office:value="154" calcext:value-type="float">
            <text:p>154</text:p>
          </table:table-cell>
          <table:table-cell table:number-columns-repeated="3"/>
          <table:table-cell table:style-name="ce1" table:formula="of:=SUM([.O$2:.O48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8])" office:value-type="float" office:value="189" calcext:value-type="float">
            <text:p>18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8])" office:value-type="float" office:value="141" calcext:value-type="float">
            <text:p>141</text:p>
          </table:table-cell>
          <table:table-cell table:number-columns-repeated="100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1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9])" office:value-type="float" office:value="192" calcext:value-type="float">
            <text:p>19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9])" office:value-type="float" office:value="144" calcext:value-type="float">
            <text:p>14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9])" office:value-type="float" office:value="156" calcext:value-type="float">
            <text:p>156</text:p>
          </table:table-cell>
          <table:table-cell table:number-columns-repeated="3"/>
          <table:table-cell table:style-name="ce1" table:formula="of:=SUM([.O$2:.O49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9])" office:value-type="float" office:value="192" calcext:value-type="float">
            <text:p>19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9])" office:value-type="float" office:value="144" calcext:value-type="float">
            <text:p>144</text:p>
          </table:table-cell>
          <table:table-cell table:number-columns-repeated="100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5-06T11:36:03.036855322</dc:date>
    <meta:editing-duration>PT11H25M56S</meta:editing-duration>
    <meta:editing-cycles>2</meta:editing-cycles>
    <meta:generator>LibreOffice/7.2.6.2$Linux_X86_64 LibreOffice_project/20$Build-2</meta:generator>
    <meta:document-statistic meta:table-count="1" meta:cell-count="643" meta:object-count="0"/>
  </office:meta>
</office:document-meta>
</file>